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language="fr" fo:country="FR"/>
    </style:style>
    <style:style style:name="P2" style:family="paragraph" style:parent-style-name="Standard">
      <style:text-properties style:font-name="Arial" fo:language="fr" fo:country="FR" officeooo:paragraph-rsid="0010097b"/>
    </style:style>
    <style:style style:name="P3" style:family="paragraph" style:parent-style-name="Standard">
      <style:text-properties style:font-name="Arial" fo:language="fr" fo:country="FR" fo:font-weight="bold" officeooo:rsid="00128632" officeooo:paragraph-rsid="001ef0d3" style:font-weight-asian="bold" style:font-weight-complex="bold"/>
    </style:style>
    <style:style style:name="P4" style:family="paragraph" style:parent-style-name="Standard">
      <style:text-properties style:font-name="Arial" fo:language="fr" fo:country="FR" officeooo:paragraph-rsid="0011e85e"/>
    </style:style>
    <style:style style:name="P5" style:family="paragraph" style:parent-style-name="Standard">
      <style:text-properties style:font-name="Arial" fo:language="fr" fo:country="FR" fo:font-weight="normal" officeooo:rsid="00128632" officeooo:paragraph-rsid="001ef0d3" style:font-weight-asian="normal" style:font-weight-complex="normal"/>
    </style:style>
    <style:style style:name="P6" style:family="paragraph" style:parent-style-name="Standard">
      <style:text-properties style:font-name="Arial" fo:language="fr" fo:country="FR" fo:font-weight="normal" officeooo:rsid="001ef0d3" officeooo:paragraph-rsid="001ef0d3" style:font-weight-asian="normal" style:font-weight-complex="normal"/>
    </style:style>
    <style:style style:name="P7" style:family="paragraph" style:parent-style-name="Standard">
      <style:text-properties style:font-name="Arial" fo:language="fr" fo:country="FR" fo:font-weight="normal" officeooo:rsid="001ef0d3" officeooo:paragraph-rsid="0020cf6f" style:font-weight-asian="normal" style:font-weight-complex="normal"/>
    </style:style>
    <style:style style:name="P8" style:family="paragraph" style:parent-style-name="Standard">
      <style:text-properties style:font-name="Arial" fo:language="fr" fo:country="FR" officeooo:paragraph-rsid="001a4274"/>
    </style:style>
    <style:style style:name="P9" style:family="paragraph" style:parent-style-name="Standard">
      <style:text-properties style:font-name="Arial" fo:language="fr" fo:country="FR" fo:font-style="italic" fo:font-weight="bold" officeooo:rsid="00128632" officeooo:paragraph-rsid="001ef0d3" style:font-style-asian="italic" style:font-weight-asian="bold" style:font-style-complex="italic" style:font-weight-complex="bold"/>
    </style:style>
    <style:style style:name="P10" style:family="paragraph" style:parent-style-name="Table_20_Contents">
      <style:text-properties style:font-name="Arial" fo:language="fr" fo:country="FR" officeooo:rsid="0010097b" officeooo:paragraph-rsid="0010097b"/>
    </style:style>
    <style:style style:name="P11" style:family="paragraph" style:parent-style-name="Table_20_Contents">
      <style:text-properties style:font-name="Arial" fo:language="fr" fo:country="FR" fo:font-weight="bold" officeooo:rsid="0010097b" officeooo:paragraph-rsid="0010097b" style:font-weight-asian="bold" style:font-weight-complex="bold"/>
    </style:style>
    <style:style style:name="T1" style:family="text">
      <style:text-properties officeooo:rsid="000fe34c"/>
    </style:style>
    <style:style style:name="T2" style:family="text">
      <style:text-properties officeooo:rsid="0010097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1e85e"/>
    </style:style>
    <style:style style:name="T5" style:family="text">
      <style:text-properties officeooo:rsid="00128632"/>
    </style:style>
    <style:style style:name="T6" style:family="text">
      <style:text-properties officeooo:rsid="00164596"/>
    </style:style>
    <style:style style:name="T7" style:family="text">
      <style:text-properties officeooo:rsid="001689f5"/>
    </style:style>
    <style:style style:name="T8" style:family="text">
      <style:text-properties officeooo:rsid="0018e142"/>
    </style:style>
    <style:style style:name="T9" style:family="text">
      <style:text-properties officeooo:rsid="001a4274"/>
    </style:style>
    <style:style style:name="T10" style:family="text">
      <style:text-properties officeooo:rsid="001d37a2"/>
    </style:style>
    <style:style style:name="T11" style:family="text">
      <style:text-properties officeooo:rsid="001ef0d3"/>
    </style:style>
    <style:style style:name="T12" style:family="text">
      <style:text-properties fo:font-style="italic" officeooo:rsid="001ef0d3" style:font-style-asian="italic" style:font-style-complex="italic"/>
    </style:style>
    <style:style style:name="T13" style:family="text">
      <style:text-properties fo:font-style="italic" officeooo:rsid="002335a7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16f1c" style:font-style-asian="italic" style:font-weight-asian="bold" style:font-style-complex="italic" style:font-weight-complex="bold"/>
    </style:style>
    <style:style style:name="T16" style:family="text">
      <style:text-properties officeooo:rsid="001f0af4"/>
    </style:style>
    <style:style style:name="T17" style:family="text">
      <style:text-properties officeooo:rsid="0020cf6f"/>
    </style:style>
    <style:style style:name="T18" style:family="text">
      <style:text-properties officeooo:rsid="00216f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 cos( 2π f t )</text:p>
      <text:p text:style-name="P8">A <text:s/><text:span text:style-name="T9">sin</text:span>( 2π f t )</text:p>
      <text:p text:style-name="P1">^ <text:s text:c="13"/>^ ^</text:p>
      <text:p text:style-name="P1">│ <text:s text:c="12"/>│ │</text:p>
      <text:p text:style-name="P2">│ <text:s text:c="12"/>│ └─── <text:span text:style-name="T2">V</text:span>ecteur temporel</text:p>
      <text:p text:style-name="P2">│ <text:s text:c="12"/>└──── <text:span text:style-name="T2">F</text:span>réquence</text:p>
      <text:p text:style-name="P2">└────────── <text:span text:style-name="T1">Amplitude</text:span></text:p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Représentation :</text:p>
          </table:table-cell>
          <table:table-cell table:style-name="Table1.A1" office:value-type="string">
            <text:p text:style-name="P11">Temporelle</text:p>
          </table:table-cell>
          <table:table-cell table:style-name="Table1.C1" office:value-type="string">
            <text:p text:style-name="P11">Trigonométrique</text:p>
          </table:table-cell>
        </table:table-row>
        <table:table-row>
          <table:table-cell table:style-name="Table1.A2" office:value-type="string">
            <text:p text:style-name="P10"><text:span text:style-name="T3">Amplitude</text:span> (A)</text:p>
          </table:table-cell>
          <table:table-cell table:style-name="Table1.A2" office:value-type="string">
            <text:p text:style-name="P10">Valeur maximale et minimale de la courbe</text:p>
          </table:table-cell>
          <table:table-cell table:style-name="Table1.C2" office:value-type="string">
            <text:p text:style-name="P10">Taille de chaque cercle</text:p>
          </table:table-cell>
        </table:table-row>
        <table:table-row>
          <table:table-cell table:style-name="Table1.A2" office:value-type="string">
            <text:p text:style-name="P10"><text:span text:style-name="T3">Fréquence</text:span> (f)</text:p>
          </table:table-cell>
          <table:table-cell table:style-name="Table1.A2" office:value-type="string">
            <text:p text:style-name="P10">Vitesse à laquelle la courbe atteind son maximum puis son minimum</text:p>
          </table:table-cell>
          <table:table-cell table:style-name="Table1.C2" office:value-type="string">
            <text:p text:style-name="P10">Vitesse d’un point sur un cercle, fréquence de tour autour de son cercle</text:p>
          </table:table-cell>
        </table:table-row>
      </table:table>
      <text:p text:style-name="P1"/>
      <text:p text:style-name="P4">Exemple :</text:p>
      <text:p text:style-name="P4"><text:span text:style-name="T4">A</text:span>vec :</text:p>
      <text:p text:style-name="P4">- C1=1*cos(2*π*1*t);</text:p>
      <text:p text:style-name="P4">- C2=(1/2)*cos(2*π*2*t)</text:p>
      <text:p text:style-name="P4"/>
      <text:p text:style-name="P4">Le cercle C2 sera deux fois plus petit que C1</text:p>
      <text:p text:style-name="P4"><text:span text:style-name="T8">L</text:span>e point sur C2 fera 2 tours quand le point sur C1 aura fait 1 tour.</text:p>
      <text:p text:style-name="P4"/>
      <text:p text:style-name="P4"><text:tab/>Une sinusoïde est la fonction cos(x) (ou sin(x)) tracée par rapport au temps ! Un cercle est la représentation de la fonction cos(x) tracée par rapport à sin(x) !</text:p>
      <text:p text:style-name="P4"/>
      <text:p text:style-name="P4"><text:tab/>Sachant cela, une série de <text:span text:style-name="T7">F</text:span>ourier, soit une somme de sinusoïdes, peut être représentée par une somme de <text:span text:style-name="T10">points, sur des </text:span>cercle<text:span text:style-name="T6">s,</text:span> <text:span text:style-name="T10">tournant</text:span> les uns par rapport au<text:span text:style-name="T5">x</text:span> autres à une vitesse <text:span text:style-name="T5">(fréquence) </text:span>donnée. </text:p>
      <text:p text:style-name="P5"/>
      <text:p text:style-name="P9"><text:span text:style-name="T11">*1 cercle*</text:span></text:p>
      <text:p text:style-name="P5"/>
      <text:p text:style-name="P5"/>
      <text:p text:style-name="P3"><text:span text:style-name="T12">*2 cercles*</text:span></text:p>
      <text:p text:style-name="P6"><text:tab/>Si on ajouté une sinusoïde à une autre, on ajouté un second cercle dont le centre et le point sur le premier cercle. <text:span text:style-name="T14">*</text:span><text:span text:style-name="T15">ajout de plus en plus de cercles jusqu’à reconstuction du signal</text:span><text:span text:style-name="T14">* </text:span>On peut ainsi ajouté plus de sinusoïde donc ajouter plus de cercles. </text:p>
      <text:p text:style-name="P6"/>
      <text:p text:style-name="P7"><text:tab/>Ce type de réprésentation fait le lien entre le cercle trigonométriqu<text:span text:style-name="T17">e</text:span> et les fonctions sinus et cosinus vu<text:span text:style-name="T17">s</text:span> au lycée avec les suites et séries vus plus tard dans les études. </text:p>
      <text:p text:style-name="P6"><text:tab/>Ce projet est né d’une légère incompréhension des séries de Fourier vues en première année d’IUT. Après des recherches sur le sujet, cette manière de représent<text:span text:style-name="T17">er</text:span> les <text:span text:style-name="T18">séries</text:span> et apparu<text:span text:style-name="T17">e</text:span> comme plus amusante et interactive et a permis de me faire comprendre le lien entre les fonctions sinus et cosinus vues comme des sinusoïdes et le cercle trigo.</text:p>
      <text:p text:style-name="P6"/>
      <text:p text:style-name="P6">Merci de m’avoir écout<text:span text:style-name="T16">é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0T19:17:34.782970205</meta:creation-date>
    <dc:date>2020-12-21T00:20:38.830750622</dc:date>
    <meta:editing-duration>PT49M12S</meta:editing-duration>
    <meta:editing-cycles>5</meta:editing-cycles>
    <meta:generator>LibreOffice/6.1.5.2$Linux_X86_64 LibreOffice_project/10$Build-2</meta:generator>
    <meta:document-statistic meta:table-count="1" meta:image-count="0" meta:object-count="0" meta:page-count="1" meta:paragraph-count="30" meta:word-count="312" meta:character-count="1780" meta:non-whitespace-character-count="1440"/>
  </office:meta>
</office:document-meta>
</file>